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2" style:family="table">
      <style:table-properties style:width="19.001cm" fo:break-before="auto" fo:break-after="auto" table:align="margins"/>
    </style:style>
    <style:style style:name="Таблица2.A" style:family="table-column">
      <style:table-column-properties style:column-width="2.974cm" style:rel-column-width="10260*"/>
    </style:style>
    <style:style style:name="Таблица2.B" style:family="table-column">
      <style:table-column-properties style:column-width="16.027cm" style:rel-column-width="55275*"/>
    </style:style>
    <style:style style:name="Таблица2.A1" style:family="table-cell">
      <style:table-cell-properties style:vertical-align="bottom" fo:padding="0.097cm" fo:border="none"/>
    </style:style>
    <style:style style:name="Таблица2.B1" style:family="table-cell">
      <style:table-cell-properties style:vertical-align="middle" fo:padding="0.097cm" fo:border="none"/>
    </style:style>
    <style:style style:name="Таблица2.A2" style:family="table-cell">
      <style:table-cell-properties style:vertical-align="" fo:padding="0.097cm" fo:border="none"/>
    </style:style>
    <style:style style:name="Таблица2.3" style:family="table-row">
      <style:table-row-properties style:min-row-height="0.011cm"/>
    </style:style>
    <style:style style:name="Таблица2.A4" style:family="table-cell">
      <style:table-cell-properties style:vertical-align="" fo:background-color="transparent" fo:padding="0.097cm" fo:border-left="none" fo:border-right="none" fo:border-top="none" fo:border-bottom="0.002cm solid #000000">
        <style:background-image/>
      </style:table-cell-properties>
    </style:style>
    <style:style style:name="Таблица2.B4" style:family="table-cell">
      <style:table-cell-properties style:vertical-align="middle" fo:background-color="transparent" fo:padding="0.097cm" fo:border-left="none" fo:border-right="none" fo:border-top="none" fo:border-bottom="0.002cm solid #000000">
        <style:background-image/>
      </style:table-cell-properties>
    </style:style>
    <style:style style:name="Таблица2.A5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fo:language="ru" fo:country="RU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 style:list-style-name="L1">
      <style:text-properties style:font-name="Cambria"/>
    </style:style>
    <style:style style:name="P4" style:family="paragraph" style:parent-style-name="Text_20_body" style:list-style-name="L2">
      <style:text-properties style:font-name="Cambria"/>
    </style:style>
    <style:style style:name="P5" style:family="paragraph" style:parent-style-name="Text_20_body" style:list-style-name="L3">
      <style:text-properties style:font-name="Cambria"/>
    </style:style>
    <style:style style:name="P6" style:family="paragraph" style:parent-style-name="Heading_20_1">
      <style:text-properties style:font-name="Cambria"/>
    </style:style>
    <style:style style:name="P7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language="ru" fo:country="RU" style:font-name-asian="Times New Roman1" style:font-name-complex="Times New Roman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-asian="Times New Roman3" style:font-name-complex="Times New Roman3"/>
    </style:style>
    <style:style style:name="T6" style:family="text">
      <style:text-properties style:font-name-asian="Times New Roman1" style:font-name-complex="Times New Roman1"/>
    </style:style>
    <style:style style:name="T7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7"><draw:frame draw:style-name="fr1" draw:name="Графический объект2" text:anchor-type="as-char" svg:width="0.9cm" svg:height="0.771cm" draw:z-index="0"><draw:image xlink:href="../../odt/images/3052.png" xlink:type="simple" xlink:show="embed" xlink:actuate="onLoad"/></draw:frame></text:p>
          </table:table-cell>
          <table:table-cell table:style-name="Таблица2.B1" office:value-type="string">
            <text:h text:style-name="P6" text:outline-level="1">Интегратор на усилителях</text:h>
          </table:table-cell>
        </table:table-row>
        <table:table-row>
          <table:table-cell table:style-name="Таблица2.A2" office:value-type="string">
            <text:p text:style-name="P8">в палитре</text:p>
          </table:table-cell>
          <table:table-cell table:style-name="Таблица2.B1" office:value-type="string">
            <text:p text:style-name="P2">| векторизован | <text:span text:style-name="T7">C-</text:span>код <text:span text:style-name="T7">|</text:span></text:p>
          </table:table-cell>
        </table:table-row>
        <table:table-row table:style-name="Таблица2.3">
          <table:table-cell table:style-name="Таблица2.A1" office:value-type="string">
            <text:p text:style-name="P7"><draw:frame draw:style-name="fr2" draw:name="Графический объект3" text:anchor-type="as-char" svg:width="1.559cm" svg:height="2.409cm" draw:z-index="1"><draw:image xlink:href="../../odt/images/3052_in_scheme.png" xlink:type="simple" xlink:show="embed" xlink:actuate="onLoad"/></draw:frame></text:p>
          </table:table-cell>
          <table:table-cell table:style-name="Таблица2.A1" office:value-type="string">
            <text:p text:style-name="P2"/>
          </table:table-cell>
        </table:table-row>
        <table:table-row table:style-name="Таблица2.3">
          <table:table-cell table:style-name="Таблица2.A4" office:value-type="string">
            <text:p text:style-name="P8">на схеме</text:p>
          </table:table-cell>
          <table:table-cell table:style-name="Таблица2.B4" office:value-type="string">
            <text:p text:style-name="P2"/>
          </table:table-cell>
        </table:table-row>
        <table:table-row table:style-name="Таблица2.3">
          <table:table-cell table:style-name="Таблица2.A5" table:number-columns-spanned="2" office:value-type="string">
            <text:p text:style-name="P2">Блок выполняет численное интегрирование с ограничением.</text:p>
            <text:p text:style-name="P2">Блок <text:span text:style-name="T1">векторизован, является</text:span> субмоделью (сборкой). Для того чтобы посмотреть структуру алгоритма — нажмите правой кнопкой «Действия» <text:span text:style-name="T5">→</text:span> «Войти в субмодель».</text:p>
            <text:p text:style-name="P2"><text:span text:style-name="T6">Алгоритм работы блока </text:span><text:span text:style-name="T3">реализует численное интегрирование входного сигнала (сигналов).</text:span></text:p>
            <text:p text:style-name="P2"><text:span text:style-name="T2">Свойства</text:span>:</text:p>
            <text:list xml:id="list2828344362786105861" text:style-name="L1">
              <text:list-item>
                <text:p text:style-name="P3"><text:span text:style-name="T1">Число переменных</text:span> — количество интегрируемых переменных во входном векторе.</text:p>
              </text:list-item>
              <text:list-item>
                <text:p text:style-name="P3">Начальные состояние — значения начальных состояний для интегралов входных переменных.</text:p>
              </text:list-item>
            </text:list>
            <text:p text:style-name="P2"><text:span text:style-name="T4">Сигналы блока</text:span>:</text:p>
            <text:p text:style-name="P2"><draw:frame draw:style-name="fr3" draw:name="Графический объект1" text:anchor-type="paragraph" svg:width="11.959cm" svg:height="5.662cm" draw:z-index="2"><draw:image xlink:href="../../odt/images/3052_signals.png" xlink:type="simple" xlink:show="embed" xlink:actuate="onLoad"/></draw:frame><text:span text:style-name="T4">Входные сигналы</text:span>:</text:p>
            <text:list xml:id="list8030646620691720928" text:style-name="L2">
              <text:list-item>
                <text:p text:style-name="P4">Производная — на блок подается непосредственно интегрируемая величина ИЛИ логический сигнал -1, 0, +1. Во втором случае блок использует сигнал «Постоянная времени», который определяет скорость нарастания(убывания) интеграла. Если производная — это интегрируемая величина, то «Постоянную времени» следует задавать единицей.</text:p>
              </text:list-item>
              <text:list-item>
                <text:p text:style-name="P4">Транслируемый вход — сигнал, напрямую передаваемый на выход блока, если «Признак трансляции» = 1.</text:p>
              </text:list-item>
              <text:list-item>
                <text:p text:style-name="P4">Признак трансляции — логический сигнал. Если равен 1, то на выход блока передается значение «Транслируемый вход».</text:p>
              </text:list-item>
              <text:list-item>
                <text:p text:style-name="P4">Признак фиксации — логический сигнал. Если равен 1, то значение выходного сигнал блока фиксируется и далее остается константой до тех <text:soft-page-break/>пор, пока «Признак фиксации» станет равным 0.</text:p>
              </text:list-item>
              <text:list-item>
                <text:p text:style-name="P4">Смещение интеграла — используется в особый случаях, по умолчанию = 0.</text:p>
              </text:list-item>
              <text:list-item>
                <text:p text:style-name="P4">Постоянная времени — величина, обратная производной. Используется тогда, когда в качестве производной передается логический сигнал -1 («меньше»), +1(«больше») или 0. Если в качестве производной поступает целочисленная величина (реальная производная), то «Постоянную времени» следует задать = 1.</text:p>
              </text:list-item>
              <text:list-item>
                <text:p text:style-name="P4">Максимальное значение — ограничение интеграла «сверху». Выходной сигнал блока не может быть больше этой величины.</text:p>
              </text:list-item>
              <text:list-item>
                <text:p text:style-name="P4">Минимальное значение — ограничение интеграла «снизу». Выходной сигнал блока — не меньше этой величины.</text:p>
              </text:list-item>
            </text:list>
            <text:p text:style-name="P2"><text:span text:style-name="T4">Выходной сигнал</text:span>:</text:p>
            <text:list xml:id="list3112771452594048955" text:style-name="L3">
              <text:list-item>
                <text:p text:style-name="P5">Интеграл — величина интеграла производной (с ограничениями), или транслируемый вход (если есть признак трансляции), или константа (если есть признак фиксации)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Интегратор на усилителях</dc:title>
    <dc:date>2014-12-01T18:48:15.39</dc:date>
    <meta:generator>OpenOffice/4.1.1$Win32 OpenOffice.org_project/411m6$Build-9775</meta:generator>
    <meta:editing-duration>PT1H33M32S</meta:editing-duration>
    <meta:editing-cycles>30</meta:editing-cycles>
    <meta:document-statistic meta:table-count="1" meta:image-count="3" meta:object-count="0" meta:page-count="2" meta:paragraph-count="24" meta:word-count="276" meta:character-count="2043"/>
  </office:meta>
</office:document-meta>
</file>